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 Light" fo:font-size="10p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T1" style:family="text">
      <style:text-properties style:font-name="Calibri Ligh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espół X</text:p>
      <text:p text:style-name="P6">Mateusz Janczarczyk</text:p>
      <text:p text:style-name="P1"/>
      <text:p text:style-name="P1"/>
      <text:p text:style-name="P7">Opis wykonanych do tej pory zadań:</text:p>
      <text:p text:style-name="P7"><text:s/></text:p>
      <text:list xml:id="list805263390904985829" text:style-name="L1">
        <text:list-item>
          <text:p text:style-name="P3">zapoznanie się z technologią python flask</text:p>
        </text:list-item>
        <text:list-item>
          <text:p text:style-name="P3">rozpoczęcie pracy nad projektem aplikacji webowej</text:p>
        </text:list-item>
        <text:list-item>
          <text:p text:style-name="P3">połączenie aplikacji z bazą danych</text:p>
        </text:list-item>
        <text:list-item>
          <text:p text:style-name="P3">utworzenie formularza rejestracji użytkownika w aplikacji</text:p>
        </text:list-item>
        <text:list-item>
          <text:p text:style-name="P3">umożliwienie wymiany danych pomiędzy aplikacją webową, a bazą danych</text:p>
          <text:p text:style-name="P3"/>
        </text:list-item>
      </text:list>
      <text:p text:style-name="P1"/>
      <text:p text:style-name="P7">Lista przydzielonych zadań:</text:p>
      <text:p text:style-name="P1"/>
      <text:list xml:id="list2183267235818273080" text:style-name="L2">
        <text:list-item>
          <text:p text:style-name="P4">zaprojektowanie wyglądu i funkcjonalności aplikacji webowej</text:p>
        </text:list-item>
        <text:list-item>
          <text:p text:style-name="P4">analiza projektu bazy danych</text:p>
        </text:list-item>
        <text:list-item>
          <text:p text:style-name="P4">stworzenie wstępnej aplikacji webowej o podstawowej funkcjonalności wyświetlania danych z bazy</text:p>
        </text:list-item>
        <text:list-item>
          <text:p text:style-name="P4">wdrożenie nowych pomysłów do aplikacji webowej wiążące się z ewentualnymi zmianami w bazie danych</text:p>
        </text:list-item>
      </text:list>
      <text:p text:style-name="P1"/>
      <text:p text:style-name="P1"/>
      <text:p text:style-name="P7">Napotkane problemy:</text:p>
      <text:p text:style-name="P7"/>
      <text:list xml:id="list1849895410242461606" text:style-name="L3">
        <text:list-item>
          <text:p text:style-name="P5">początkowe trudności w tworzeniu aplikacji webowej wynikające z małego doświadczenia w pracy z technologią python flask oraz słabej znajomości języka html</text:p>
        </text:list-item>
        <text:list-item>
          <text:p text:style-name="P5">dokładne ustalenie funkcjonalności aplikacji webowej i dostosowanie do niej struktury bazy danych</text:p>
        </text:list-item>
        <text:list-item>
          <text:p text:style-name="P5">używanie zaawansowanych metod w tworzeniu aplikacji webowej w celu uzyskania oczekiwanych rezultatów</text:p>
        </text:list-item>
      </text:list>
      <text:p text:style-name="P10">Fragment kodu w języku python odpowiedzialny za połączenie z bazą danych oraz tworzenie użytkownika:</text:p>
      <text:p text:style-name="P1"/>
      <text:p text:style-name="P8">from flask import Flask, render_template, json, request</text:p>
      <text:p text:style-name="P8">from flaskext.mysql import MySQL</text:p>
      <text:p text:style-name="P8">from werkzeug.security import generate_password_hash, check_password_hash</text:p>
      <text:p text:style-name="P8"/>
      <text:p text:style-name="P8">mysql = MySQL()</text:p>
      <text:p text:style-name="P8">app = Flask(__name__)</text:p>
      <text:p text:style-name="P8"># konfiguracje MySQL:</text:p>
      <text:p text:style-name="P8">app.config['MYSQL_DATABASE_USER'] = 'pingpoint'</text:p>
      <text:p text:style-name="P8">app.config['MYSQL_DATABASE_PASSWORD'] = 'pingpoint'</text:p>
      <text:p text:style-name="P8">app.config['MYSQL_DATABASE_DB'] = 'PingPoint'</text:p>
      <text:p text:style-name="P8">app.config['MYSQL_DATABASE_HOST'] = 'localhost'</text:p>
      <text:p text:style-name="P8">mysql.init_app(app)</text:p>
      <text:p text:style-name="P8"/>
      <text:p text:style-name="P8">@app.route("/")</text:p>
      <text:p text:style-name="P8">def main():</text:p>
      <text:p text:style-name="P8"><text:s text:c="4"/>return render_template('index.html')</text:p>
      <text:p text:style-name="P8"/>
      <text:p text:style-name="P8">@app.route('/showSignUp')</text:p>
      <text:p text:style-name="P8">def showSignUp():</text:p>
      <text:p text:style-name="P8"><text:s text:c="4"/>return render_template('signup.html')</text:p>
      <text:p text:style-name="P8"/>
      <text:p text:style-name="P8">@app.route('/signUp',methods=['POST'])</text:p>
      <text:p text:style-name="P8">def signUp():</text:p>
      <text:p text:style-name="P8"><text:s text:c="4"/>try:</text:p>
      <text:p text:style-name="P8"><text:s text:c="8"/># czytam wartosci z formularza rejestracji uzytkownika</text:p>
      <text:p text:style-name="P8"><text:s text:c="8"/>_name = request.form['inputName']</text:p>
      <text:p text:style-name="P8"><text:s text:c="8"/>_email = request.form['inputEmail']</text:p>
      <text:p text:style-name="P8"><text:s text:c="8"/>_password = request.form['inputPassword']</text:p>
      <text:p text:style-name="P8"><text:s text:c="4"/></text:p>
      <text:p text:style-name="P8"><text:s text:c="8"/># walidacja:</text:p>
      <text:p text:style-name="P8"><text:s text:c="8"/>if _name and _email and _password:</text:p>
      <text:p text:style-name="P8"/>
      <text:p text:style-name="P8"><text:s text:c="12"/># Jesli wszystko ok, lacze sie z baza danych:</text:p>
      <text:p text:style-name="P8"><text:s text:c="12"/>conn = mysql.connect()</text:p>
      <text:p text:style-name="P8"><text:s text:c="12"/>cursor = conn.cursor()</text:p>
      <text:p text:style-name="P8"><text:s text:c="12"/>_hashed_password = generate_password_hash(_password)</text:p>
      <text:p text:style-name="P8"><text:s text:c="12"/>cursor.callproc('sp_createUser', (_name, _email, _hashed_password))</text:p>
      <text:p text:style-name="P8"><text:s text:c="12"/>data = cursor.fetchall()</text:p>
      <text:p text:style-name="P8"/>
      <text:p text:style-name="P8"><text:s text:c="12"/>if len(data) is 0:</text:p>
      <text:p text:style-name="P8"><text:s text:c="16"/>conn.commit()</text:p>
      <text:p text:style-name="P8"><text:s text:c="16"/>return json.dumps({'message': 'Utworzono uzytkownika!'})</text:p>
      <text:p text:style-name="P8"><text:s text:c="12"/>else:</text:p>
      <text:p text:style-name="P8"><text:s text:c="16"/>return json.dumps({'error': str(data[0])})</text:p>
      <text:p text:style-name="P8"><text:s text:c="8"/>else:</text:p>
      <text:p text:style-name="P8"><text:s text:c="12"/>return json.dumps({'html': '&lt;span&gt;Wypelnij wymagane pola&lt;/span&gt;'})</text:p>
      <text:p text:style-name="P8"/>
      <text:p text:style-name="P8"><text:s text:c="4"/>except Exception as e:</text:p>
      <text:p text:style-name="P8"><text:s text:c="8"/>return json.dumps({'error':str(e)})</text:p>
      <text:p text:style-name="P8"><text:s text:c="4"/>finally:</text:p>
      <text:p text:style-name="P8"><text:s text:c="8"/>cursor.close()</text:p>
      <text:p text:style-name="P8"><text:s text:c="8"/>conn.close()</text:p>
      <text:p text:style-name="P8"/>
      <text:p text:style-name="P8">if __name__== "__main__":</text:p>
      <text:p text:style-name="P9"><text:span text:style-name="T1"><text:s text:c="4"/>app.run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7T15:41:53.163158830</meta:creation-date>
    <dc:date>2018-01-28T17:53:31.02</dc:date>
    <meta:editing-duration>PT1H4M2S</meta:editing-duration>
    <meta:editing-cycles>5</meta:editing-cycles>
    <meta:generator>OpenOffice/4.1.3$Win32 OpenOffice.org_project/413m1$Build-9783</meta:generator>
    <meta:print-date>2018-01-28T17:42:28.38</meta:print-date>
    <meta:document-statistic meta:table-count="0" meta:image-count="0" meta:object-count="0" meta:page-count="2" meta:paragraph-count="66" meta:word-count="286" meta:character-count="2755"/>
  </office:meta>
</office:document-meta>
</file>